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2.6835in"/>
    </style:style>
    <style:style style:name="co4" style:family="table-column">
      <style:table-column-properties fo:break-before="auto" style:column-width="4.43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 table:number-columns-spanned="8" table:number-rows-spanned="1">
            <text:p>As you complete problems, assign them to categories, so that we can get a better sense of the overall data set is lik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roblem Numb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um of values in Arra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Serialize and Deserialize a tree</text:p>
          </table:table-cell>
          <table:table-cell office:value-type="string" calcext:value-type="string">
            <text:p>You can use repr() and eval() instead of json.dumps() and json.loads(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sum of elements in tree within range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the second largest node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ind the celeb at the party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cousins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Bottom View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inary Search Tree</text:p>
          </table:table-cell>
          <table:table-cell table:style-name="Default" office:value-type="string" calcext:value-type="string">
            <text:p>Unival Tree </text:p>
          </table:table-cell>
          <table:table-cell table:style-name="Default"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2:51:53.420120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20:33:40.778621786</meta:creation-date>
    <dc:date>2023-10-28T12:55:31.358085639</dc:date>
    <meta:editing-duration>PT8M30S</meta:editing-duration>
    <meta:editing-cycles>10</meta:editing-cycles>
    <meta:generator>LibreOffice/6.4.7.2$Linux_X86_64 LibreOffice_project/40$Build-2</meta:generator>
    <meta:document-statistic meta:table-count="1" meta:cell-count="735" meta:object-count="0"/>
  </office:meta>
</office:document-meta>
</file>